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20230107013501</text:p>
          </table:table-cell>
          <table:table-cell office:value-type="string" calcext:value-type="string">
            <text:p>2025-02-10 21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26624" calcext:value-type="float">
            <text:p>124.6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230107013501</text:p>
          </table:table-cell>
          <table:table-cell office:value-type="string" calcext:value-type="string">
            <text:p>2024-02-01 2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57104" calcext:value-type="float">
            <text:p>124.6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230107013501</text:p>
          </table:table-cell>
          <table:table-cell office:value-type="string" calcext:value-type="string">
            <text:p>2023-02-16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26624" calcext:value-type="float">
            <text:p>124.6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230107013501</text:p>
          </table:table-cell>
          <table:table-cell office:value-type="string" calcext:value-type="string">
            <text:p>2022-03-15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18064" calcext:value-type="float">
            <text:p>124.7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230107013501</text:p>
          </table:table-cell>
          <table:table-cell office:value-type="string" calcext:value-type="string">
            <text:p>2021-06-10 2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75392" calcext:value-type="float">
            <text:p>124.6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230107013501</text:p>
          </table:table-cell>
          <table:table-cell office:value-type="string" calcext:value-type="string">
            <text:p>2020-02-26 23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03408" calcext:value-type="float">
            <text:p>124.80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230107013501</text:p>
          </table:table-cell>
          <table:table-cell office:value-type="string" calcext:value-type="string">
            <text:p>2019-02-01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2896" calcext:value-type="float">
            <text:p>125.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230107013501</text:p>
          </table:table-cell>
          <table:table-cell office:value-type="string" calcext:value-type="string">
            <text:p>2015-03-03 23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9368" calcext:value-type="float">
            <text:p>124.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230107013501</text:p>
          </table:table-cell>
          <table:table-cell office:value-type="string" calcext:value-type="string">
            <text:p>2013-01-22 2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41152" calcext:value-type="float">
            <text:p>125.0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230107013501</text:p>
          </table:table-cell>
          <table:table-cell office:value-type="string" calcext:value-type="string">
            <text:p>2012-03-21 1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54056" calcext:value-type="float">
            <text:p>124.6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230107013501</text:p>
          </table:table-cell>
          <table:table-cell office:value-type="string" calcext:value-type="string">
            <text:p>2011-03-16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57688" calcext:value-type="float">
            <text:p>124.75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230107013501</text:p>
          </table:table-cell>
          <table:table-cell office:value-type="string" calcext:value-type="string">
            <text:p>2010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99776" calcext:value-type="float">
            <text:p>124.6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230107013501</text:p>
          </table:table-cell>
          <table:table-cell office:value-type="string" calcext:value-type="string">
            <text:p>2009-02-25 20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06456" calcext:value-type="float">
            <text:p>124.8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230107013501</text:p>
          </table:table-cell>
          <table:table-cell office:value-type="string" calcext:value-type="string">
            <text:p>2007-03-20 20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27208" calcext:value-type="float">
            <text:p>124.7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230107013501</text:p>
          </table:table-cell>
          <table:table-cell office:value-type="string" calcext:value-type="string">
            <text:p>2006-03-28 19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51592" calcext:value-type="float">
            <text:p>124.75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230107013501</text:p>
          </table:table-cell>
          <table:table-cell office:value-type="string" calcext:value-type="string">
            <text:p>2005-03-24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81488" calcext:value-type="float">
            <text:p>124.6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230107013501</text:p>
          </table:table-cell>
          <table:table-cell office:value-type="string" calcext:value-type="string">
            <text:p>2004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33888" calcext:value-type="float">
            <text:p>124.8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230107013501</text:p>
          </table:table-cell>
          <table:table-cell office:value-type="string" calcext:value-type="string">
            <text:p>2003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57688" calcext:value-type="float">
            <text:p>124.75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230107013501</text:p>
          </table:table-cell>
          <table:table-cell office:value-type="string" calcext:value-type="string">
            <text:p>2002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0704" calcext:value-type="float">
            <text:p>124.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230107013501</text:p>
          </table:table-cell>
          <table:table-cell office:value-type="string" calcext:value-type="string">
            <text:p>2001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60152" calcext:value-type="float">
            <text:p>124.6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230107013501</text:p>
          </table:table-cell>
          <table:table-cell office:value-type="string" calcext:value-type="string">
            <text:p>2000-02-14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2416" calcext:value-type="float">
            <text:p>124.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230107013501</text:p>
          </table:table-cell>
          <table:table-cell office:value-type="string" calcext:value-type="string">
            <text:p>1999-01-27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05872" calcext:value-type="float">
            <text:p>124.7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230107013501</text:p>
          </table:table-cell>
          <table:table-cell office:value-type="string" calcext:value-type="string">
            <text:p>1998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12552" calcext:value-type="float">
            <text:p>124.8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230107013501</text:p>
          </table:table-cell>
          <table:table-cell office:value-type="string" calcext:value-type="string">
            <text:p>1997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6988" calcext:value-type="float">
            <text:p>124.7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230107013501</text:p>
          </table:table-cell>
          <table:table-cell office:value-type="string" calcext:value-type="string">
            <text:p>1996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09504" calcext:value-type="float">
            <text:p>124.8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230107013501</text:p>
          </table:table-cell>
          <table:table-cell office:value-type="string" calcext:value-type="string">
            <text:p>1995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18064" calcext:value-type="float">
            <text:p>124.7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230107013501</text:p>
          </table:table-cell>
          <table:table-cell office:value-type="string" calcext:value-type="string">
            <text:p>1994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21112" calcext:value-type="float">
            <text:p>124.7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230107013501</text:p>
          </table:table-cell>
          <table:table-cell office:value-type="string" calcext:value-type="string">
            <text:p>1993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33304" calcext:value-type="float">
            <text:p>124.7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230107013501</text:p>
          </table:table-cell>
          <table:table-cell office:value-type="string" calcext:value-type="string">
            <text:p>1992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632" calcext:value-type="float">
            <text:p>124.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230107013501</text:p>
          </table:table-cell>
          <table:table-cell office:value-type="string" calcext:value-type="string">
            <text:p>1991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36352" calcext:value-type="float">
            <text:p>124.7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230107013501</text:p>
          </table:table-cell>
          <table:table-cell office:value-type="string" calcext:value-type="string">
            <text:p>1990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7844" calcext:value-type="float">
            <text:p>124.6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230107013501</text:p>
          </table:table-cell>
          <table:table-cell office:value-type="string" calcext:value-type="string">
            <text:p>1989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1748" calcext:value-type="float">
            <text:p>124.6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230107013501</text:p>
          </table:table-cell>
          <table:table-cell office:value-type="string" calcext:value-type="string">
            <text:p>1988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9368" calcext:value-type="float">
            <text:p>124.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230107013501</text:p>
          </table:table-cell>
          <table:table-cell office:value-type="string" calcext:value-type="string">
            <text:p>1987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83368" calcext:value-type="float">
            <text:p>124.48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230107013501</text:p>
          </table:table-cell>
          <table:table-cell office:value-type="string" calcext:value-type="string">
            <text:p>1986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3752" calcext:value-type="float">
            <text:p>124.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230107013501</text:p>
          </table:table-cell>
          <table:table-cell office:value-type="string" calcext:value-type="string">
            <text:p>1985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15016" calcext:value-type="float">
            <text:p>124.71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230107013501</text:p>
          </table:table-cell>
          <table:table-cell office:value-type="string" calcext:value-type="string">
            <text:p>1974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8824" calcext:value-type="float">
            <text:p>126.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1" meta:object-count="0"/>
    <meta:user-defined meta:name="AppVersion">3.0</meta:user-defined>
  </office:meta>
</office:document-meta>
</file>